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irst_20_Paragraph">
      <style:paragraph-properties fo:margin-top="0in" fo:margin-bottom="0in" style:contextual-spacing="false"/>
    </style:style>
    <style:style style:name="P2" style:family="paragraph" style:parent-style-name="Source_20_Code">
      <style:paragraph-properties fo:margin-top="0in" fo:margin-bottom="0in" style:contextual-spacing="false"/>
    </style:style>
    <style:style style:name="P3" style:family="paragraph" style:parent-style-name="Text_20_body">
      <style:paragraph-properties fo:margin-top="0in" fo:margin-bottom="0in" style: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M normalization sheet</text:p>
      <text:p text:style-name="Date">2025-03-25</text:p>
      <text:p text:style-name="First_20_Paragraph">You have expression data in the form of raw read counts. What should you do first? Would you use these raw counts directly for downstream analyses like clustering, PCA, or differential expression? Why or why not? What factors influence the number of reads mapped to a gene? What is the purpose of normalization in RNA-seq analysis?</text:p>
      <text:p text:style-name="Text_20_body">Basically, TPM (Transcripts Per Million) adjusts raw read counts by accounting for gene length and sequencing depth for a fair comparison of expression levels across genes and across samples.</text:p>
      <text:h text:style-name="Heading_20_1" text:outline-level="1"><text:bookmark-start text:name="load-required-libraries"/>Load required libraries</text:h>
      <text:p text:style-name="P3"/>
      <text:p text:style-name="Source_20_Code"><text:span text:style-name="CommentTok"># Install dplyr if needed</text:span><text:line-break/><text:span text:style-name="FunctionTok">install.packages</text:span><text:span text:style-name="NormalTok">(</text:span><text:span text:style-name="StringTok">"dplyr"</text:span><text:span text:style-name="NormalTok">)</text:span></text:p>
      <text:p text:style-name="Source_20_Code"><text:span text:style-name="CommentTok"># Load libraries</text:span><text:line-break/><text:span text:style-name="FunctionTok">library</text:span><text:span text:style-name="NormalTok">(dplyr) </text:span><text:line-break/><text:line-break/><text:span text:style-name="CommentTok"># Check your current directory</text:span><text:line-break/><text:span text:style-name="FunctionTok">getwd</text:span><text:span text:style-name="NormalTok">()</text:span></text:p>
      <text:p text:style-name="Source_20_Code"><text:span text:style-name="CommentTok"># Set your working directory</text:span><text:line-break/><text:span text:style-name="FunctionTok">setwd</text:span><text:span text:style-name="NormalTok">(</text:span><text:span text:style-name="StringTok">"J:/Dropbox/Prague/Teaching/Course genomics of speciation/2024-2025/RNA-Seq practical/TPM normalization"</text:span><text:span text:style-name="NormalTok">)</text:span></text:p>
      <text:h text:style-name="Heading_20_1" text:outline-level="1"><text:bookmark-start text:name="import-raw-read-counts-and-gene-lengths"/><text:bookmark-end text:name="load-required-libraries"/>Import raw read counts and gene lengths</text:h>
      <text:p text:style-name="P3"/>
      <text:p text:style-name="Source_20_Code"><text:span text:style-name="CommentTok"># Read count matrix: rows = genes, columns = samples</text:span><text:line-break/><text:span text:style-name="NormalTok">read_counts </text:span><text:span text:style-name="OtherTok">&lt;-</text:span><text:span text:style-name="NormalTok"> </text:span><text:span text:style-name="FunctionTok">read.csv</text:span><text:span text:style-name="NormalTok">(</text:span><text:span text:style-name="StringTok">"your_read_counts.csv"</text:span><text:span text:style-name="NormalTok">, </text:span><text:span text:style-name="AttributeTok">row.names =</text:span><text:span text:style-name="NormalTok"> </text:span><text:span text:style-name="DecValTok">1</text:span><text:span text:style-name="NormalTok">)</text:span></text:p>
      <text:p text:style-name="Source_20_Code"><text:span text:style-name="CommentTok"># Gene lengths in kilobases (must contain columns: gene_id, length)</text:span><text:line-break/><text:span text:style-name="NormalTok">gene_length_df </text:span><text:span text:style-name="OtherTok">&lt;-</text:span><text:span text:style-name="NormalTok"> </text:span><text:span text:style-name="FunctionTok">read.csv</text:span><text:span text:style-name="NormalTok">(</text:span><text:span text:style-name="StringTok">"your_gene_lengths.csv"</text:span><text:span text:style-name="NormalTok">)</text:span></text:p>
      <text:h text:style-name="Heading_20_1" text:outline-level="1"><text:bookmark-start text:name="filter-and-match-gene-ids"/><text:bookmark-end text:name="import-raw-read-counts-and-gene-lengths"/>Filter and match gene IDs</text:h>
      <text:p text:style-name="P3"/>
      <text:p text:style-name="Source_20_Code"><text:span text:style-name="CommentTok"># Find common gene IDs between read counts and gene length file</text:span><text:line-break/><text:span text:style-name="NormalTok">common_ids </text:span><text:span text:style-name="OtherTok">&lt;-</text:span><text:span text:style-name="NormalTok"> </text:span><text:span text:style-name="FunctionTok">intersect</text:span><text:span text:style-name="NormalTok">(</text:span><text:span text:style-name="FunctionTok">rownames</text:span><text:span text:style-name="NormalTok">(read_counts), gene_length_df</text:span><text:span text:style-name="SpecialCharTok">$</text:span><text:span text:style-name="NormalTok">gene_id)</text:span></text:p>
      <text:p text:style-name="Source_20_Code"><text:span text:style-name="CommentTok"># Subset and align</text:span><text:line-break/><text:span text:style-name="NormalTok">read_counts </text:span><text:span text:style-name="OtherTok">&lt;-</text:span><text:span text:style-name="NormalTok"> read_counts[common_ids, ]</text:span></text:p>
      <text:p text:style-name="Source_20_Code"><text:soft-page-break/><text:span text:style-name="NormalTok">gene_length_df </text:span><text:span text:style-name="OtherTok">&lt;-</text:span><text:span text:style-name="NormalTok"> gene_length_df[</text:span><text:span text:style-name="FunctionTok">match</text:span><text:span text:style-name="NormalTok">(common_ids, gene_length_df</text:span><text:span text:style-name="SpecialCharTok">$</text:span><text:span text:style-name="NormalTok">gene_id), ]</text:span></text:p>
      <text:p text:style-name="Source_20_Code"><text:span text:style-name="CommentTok"># Extract lengths as numeric vector (already in kb)</text:span><text:line-break/><text:span text:style-name="NormalTok">lengths_kb </text:span><text:span text:style-name="OtherTok">&lt;-</text:span><text:span text:style-name="NormalTok"> gene_length_df</text:span><text:span text:style-name="SpecialCharTok">$</text:span><text:span text:style-name="NormalTok">length</text:span></text:p>
      <text:h text:style-name="Heading_20_1" text:outline-level="1"><text:bookmark-start text:name="tpm-normalization"/><text:bookmark-end text:name="filter-and-match-gene-ids"/>TPM normalization</text:h>
      <text:p text:style-name="First_20_Paragraph">Now that you have read counts and gene length, how would you calculate transcripts per million ? Remember, TPM adjusts for gene length and sequencing depth. Hint: calculate reads per kilobase for each gene and then normalize to per million.</text:p>
      <text:p text:style-name="P3"/>
      <text:p text:style-name="Source_20_Code"><text:span text:style-name="CommentTok"># Define TPM normalization function</text:span><text:line-break/><text:span text:style-name="NormalTok">calculate_tpm </text:span><text:span text:style-name="OtherTok">&lt;-</text:span><text:span text:style-name="NormalTok"> </text:span><text:span text:style-name="ControlFlowTok">function</text:span><text:span text:style-name="NormalTok">(counts, lengths_kb) {</text:span><text:line-break/><text:span text:style-name="NormalTok"> <text:s/>rpk </text:span><text:span text:style-name="OtherTok">&lt;-</text:span><text:span text:style-name="NormalTok"> </text:span><text:span text:style-name="FunctionTok">sweep</text:span><text:span text:style-name="NormalTok">(counts, </text:span><text:span text:style-name="DecValTok">1</text:span><text:span text:style-name="NormalTok">, lengths_kb, </text:span><text:span text:style-name="AttributeTok">FUN =</text:span><text:span text:style-name="NormalTok"> </text:span><text:span text:style-name="StringTok">"/"</text:span><text:span text:style-name="NormalTok">) <text:s/></text:span><text:span text:style-name="CommentTok"># Reads Per Kilobase</text:span><text:line-break/><text:span text:style-name="NormalTok"> <text:s/>tpm </text:span><text:span text:style-name="OtherTok">&lt;-</text:span><text:span text:style-name="NormalTok"> </text:span><text:span text:style-name="FunctionTok">sweep</text:span><text:span text:style-name="NormalTok">(rpk, </text:span><text:span text:style-name="DecValTok">2</text:span><text:span text:style-name="NormalTok">, </text:span><text:span text:style-name="FunctionTok">colSums</text:span><text:span text:style-name="NormalTok">(rpk), </text:span><text:span text:style-name="AttributeTok">FUN =</text:span><text:span text:style-name="NormalTok"> </text:span><text:span text:style-name="StringTok">"/"</text:span><text:span text:style-name="NormalTok">) </text:span><text:span text:style-name="SpecialCharTok">*</text:span><text:span text:style-name="NormalTok"> </text:span><text:span text:style-name="FloatTok">1e6</text:span><text:span text:style-name="NormalTok"> <text:s/></text:span><text:span text:style-name="CommentTok"># Normalize to per million</text:span><text:line-break/><text:span text:style-name="NormalTok"> <text:s/></text:span><text:span text:style-name="FunctionTok">return</text:span><text:span text:style-name="NormalTok">(tpm)</text:span><text:line-break/><text:span text:style-name="NormalTok">}</text:span><text:line-break/><text:line-break/><text:span text:style-name="CommentTok"># Run TPM normalization</text:span><text:line-break/><text:span text:style-name="NormalTok">tpm_matrix </text:span><text:span text:style-name="OtherTok">&lt;-</text:span><text:span text:style-name="NormalTok"> </text:span><text:span text:style-name="FunctionTok">calculate_tpm</text:span><text:span text:style-name="NormalTok">(</text:span><text:span text:style-name="FunctionTok">as.matrix</text:span><text:span text:style-name="NormalTok">(read_counts), lengths_kb)</text:span></text:p>
      <text:h text:style-name="Heading_20_1" text:outline-level="1"><text:bookmark-start text:name="export-tpm-matrix"/><text:bookmark-end text:name="tpm-normalization"/>Export TPM matrix</text:h>
      <text:p text:style-name="P3"/>
      <text:p text:style-name="P2"><text:span text:style-name="FunctionTok">write.csv</text:span><text:span text:style-name="NormalTok">(tpm_matrix, </text:span><text:span text:style-name="StringTok">"your_output.csv"</text:span><text:span text:style-name="NormalTok">, </text:span><text:span text:style-name="AttributeTok">quote =</text:span><text:span text:style-name="NormalTok"> </text:span><text:span text:style-name="ConstantTok">FALSE</text:span><text:span text:style-name="NormalTok">)</text:span></text:p>
      <text:p text:style-name="P1"/>
      <text:p text:style-name="First_20_Paragraph">You now have a normalized expression matrix<text:bookmark text:name="_GoBack"/>.<text:bookmark-end text:name="export-tpm-matri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caption" style:family="paragraph" style:parent-style-name="Standard" loext:linked-style-name="Caption_20_Char">
      <style:paragraph-properties fo:margin-top="0in" fo:margin-bottom="0.0835in" style:contextual-spacing="false"/>
      <style:text-properties fo:font-style="italic" style:font-style-asian="italic"/>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Default_20_Paragraph_20_Font" style:display-name="Default Paragraph Font" style:family="text"/>
    <style:style style:name="Caption_20_Char" style:display-name="Caption Char" style:family="text" style:parent-style-name="Default_20_Paragraph_20_Font" loext:linked-style-name="caption"/>
    <style:style style:name="Verbatim_20_Char" style:display-name="Verbatim Char" style:family="text" style:parent-style-name="Caption_20_Char" loext:linked-style-name="Source_20_Code">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204a87" loext:opacity="100%" style:font-name="Consolas" fo:font-family="Consolas" style:font-family-generic="roman" style:font-pitch="variable" fo:font-size="11pt" fo:font-weight="bold" fo:background-color="#f8f8f8" style:font-size-asian="11pt" style:font-weight-asian="bold"/>
    </style:style>
    <style:style style:name="DataTypeTok" style:family="text" style:parent-style-name="Verbatim_20_Char">
      <style:text-properties fo:color="#204a87" loext:opacity="100%" style:font-name="Consolas" fo:font-family="Consolas" style:font-family-generic="roman" style:font-pitch="variable" fo:font-size="11pt" fo:background-color="#f8f8f8" style:font-size-asian="11pt"/>
    </style:style>
    <style:style style:name="DecValTok" style:family="text" style:parent-style-name="Verbatim_20_Char">
      <style:text-properties fo:color="#0000cf" loext:opacity="100%" style:font-name="Consolas" fo:font-family="Consolas" style:font-family-generic="roman" style:font-pitch="variable" fo:font-size="11pt" fo:background-color="#f8f8f8" style:font-size-asian="11pt"/>
    </style:style>
    <style:style style:name="BaseNTok" style:family="text" style:parent-style-name="Verbatim_20_Char">
      <style:text-properties fo:color="#0000cf" loext:opacity="100%" style:font-name="Consolas" fo:font-family="Consolas" style:font-family-generic="roman" style:font-pitch="variable" fo:font-size="11pt" fo:background-color="#f8f8f8" style:font-size-asian="11pt"/>
    </style:style>
    <style:style style:name="FloatTok" style:family="text" style:parent-style-name="Verbatim_20_Char">
      <style:text-properties fo:color="#0000cf" loext:opacity="100%" style:font-name="Consolas" fo:font-family="Consolas" style:font-family-generic="roman" style:font-pitch="variable" fo:font-size="11pt" fo:background-color="#f8f8f8" style:font-size-asian="11pt"/>
    </style:style>
    <style:style style:name="ConstantTok" style:family="text" style:parent-style-name="Verbatim_20_Char">
      <style:text-properties fo:color="#8f5902" loext:opacity="100%" style:font-name="Consolas" fo:font-family="Consolas" style:font-family-generic="roman" style:font-pitch="variable" fo:font-size="11pt" fo:background-color="#f8f8f8" style:font-size-asian="11pt"/>
    </style:style>
    <style:style style:name="CharTok" style:family="text" style:parent-style-name="Verbatim_20_Char">
      <style:text-properties fo:color="#4e9a06" loext:opacity="100%" style:font-name="Consolas" fo:font-family="Consolas" style:font-family-generic="roman" style:font-pitch="variable" fo:font-size="11pt" fo:background-color="#f8f8f8" style:font-size-asian="11pt"/>
    </style:style>
    <style:style style:name="SpecialCharTok" style:family="text" style:parent-style-name="Verbatim_20_Char">
      <style:text-properties fo:color="#ce5c00" loext:opacity="100%" style:font-name="Consolas" fo:font-family="Consolas" style:font-family-generic="roman" style:font-pitch="variable" fo:font-size="11pt" fo:font-weight="bold" fo:background-color="#f8f8f8" style:font-size-asian="11pt" style:font-weight-asian="bold"/>
    </style:style>
    <style:style style:name="StringTok" style:family="text" style:parent-style-name="Verbatim_20_Char">
      <style:text-properties fo:color="#4e9a06" loext:opacity="100%" style:font-name="Consolas" fo:font-family="Consolas" style:font-family-generic="roman" style:font-pitch="variable" fo:font-size="11pt" fo:background-color="#f8f8f8" style:font-size-asian="11pt"/>
    </style:style>
    <style:style style:name="VerbatimStringTok" style:family="text" style:parent-style-name="Verbatim_20_Char">
      <style:text-properties fo:color="#4e9a06" loext:opacity="100%" style:font-name="Consolas" fo:font-family="Consolas" style:font-family-generic="roman" style:font-pitch="variable" fo:font-size="11pt" fo:background-color="#f8f8f8" style:font-size-asian="11pt"/>
    </style:style>
    <style:style style:name="SpecialStringTok" style:family="text" style:parent-style-name="Verbatim_20_Char">
      <style:text-properties fo:color="#4e9a06" loext:opacity="100%" style:font-name="Consolas" fo:font-family="Consolas" style:font-family-generic="roman" style:font-pitch="variable" fo:font-size="11pt" fo:background-color="#f8f8f8" style:font-size-asian="11pt"/>
    </style:style>
    <style:style style:name="ImportTok" style:family="text" style:parent-style-name="Verbatim_20_Char">
      <style:text-properties style:font-name="Consolas" fo:font-family="Consolas" style:font-family-generic="roman" style:font-pitch="variable" fo:font-size="11pt" fo:background-color="#f8f8f8" style:font-size-asian="11pt"/>
    </style:style>
    <style:style style:name="CommentTok" style:family="text" style:parent-style-name="Verbatim_20_Char">
      <style:text-properties fo:color="#8f5902" loext:opacity="100%" style:font-name="Consolas" fo:font-family="Consolas" style:font-family-generic="roman" style:font-pitch="variable" fo:font-size="11pt" fo:font-style="italic" fo:background-color="#f8f8f8" style:font-size-asian="11pt" style:font-style-asian="italic"/>
    </style:style>
    <style:style style:name="DocumentationTok" style:family="text" style:parent-style-name="Verbatim_20_Char">
      <style:text-properties fo:color="#8f5902" loext:opacity="100%" style:font-name="Consolas" fo:font-family="Consolas" style:font-family-generic="roman" style:font-pitch="variable" fo:font-size="11pt" fo:font-style="italic" fo:font-weight="bold" fo:background-color="#f8f8f8" style:font-size-asian="11pt" style:font-style-asian="italic" style:font-weight-asian="bold"/>
    </style:style>
    <style:style style:name="AnnotationTok" style:family="text" style:parent-style-name="Verbatim_20_Char">
      <style:text-properties fo:color="#8f5902" loext:opacity="100%" style:font-name="Consolas" fo:font-family="Consolas" style:font-family-generic="roman" style:font-pitch="variable" fo:font-size="11pt" fo:font-style="italic" fo:font-weight="bold" fo:background-color="#f8f8f8" style:font-size-asian="11pt" style:font-style-asian="italic" style:font-weight-asian="bold"/>
    </style:style>
    <style:style style:name="CommentVarTok" style:family="text" style:parent-style-name="Verbatim_20_Char">
      <style:text-properties fo:color="#8f5902" loext:opacity="100%" style:font-name="Consolas" fo:font-family="Consolas" style:font-family-generic="roman" style:font-pitch="variable" fo:font-size="11pt" fo:font-style="italic" fo:font-weight="bold" fo:background-color="#f8f8f8" style:font-size-asian="11pt" style:font-style-asian="italic" style:font-weight-asian="bold"/>
    </style:style>
    <style:style style:name="OtherTok" style:family="text" style:parent-style-name="Verbatim_20_Char">
      <style:text-properties fo:color="#8f5902" loext:opacity="100%" style:font-name="Consolas" fo:font-family="Consolas" style:font-family-generic="roman" style:font-pitch="variable" fo:font-size="11pt" fo:background-color="#f8f8f8" style:font-size-asian="11pt"/>
    </style:style>
    <style:style style:name="FunctionTok" style:family="text" style:parent-style-name="Verbatim_20_Char">
      <style:text-properties fo:color="#204a87" loext:opacity="100%" style:font-name="Consolas" fo:font-family="Consolas" style:font-family-generic="roman" style:font-pitch="variable" fo:font-size="11pt" fo:font-weight="bold" fo:background-color="#f8f8f8" style:font-size-asian="11pt" style:font-weight-asian="bold"/>
    </style:style>
    <style:style style:name="VariableTok" style:family="text" style:parent-style-name="Verbatim_20_Char">
      <style:text-properties fo:color="#000000" loext:opacity="100%" style:font-name="Consolas" fo:font-family="Consolas" style:font-family-generic="roman" style:font-pitch="variable" fo:font-size="11pt" fo:background-color="#f8f8f8" style:font-size-asian="11pt"/>
    </style:style>
    <style:style style:name="ControlFlowTok" style:family="text" style:parent-style-name="Verbatim_20_Char">
      <style:text-properties fo:color="#204a87" loext:opacity="100%" style:font-name="Consolas" fo:font-family="Consolas" style:font-family-generic="roman" style:font-pitch="variable" fo:font-size="11pt" fo:font-weight="bold" fo:background-color="#f8f8f8" style:font-size-asian="11pt" style:font-weight-asian="bold"/>
    </style:style>
    <style:style style:name="OperatorTok" style:family="text" style:parent-style-name="Verbatim_20_Char">
      <style:text-properties fo:color="#ce5c00" loext:opacity="100%" style:font-name="Consolas" fo:font-family="Consolas" style:font-family-generic="roman" style:font-pitch="variable" fo:font-size="11pt" fo:font-weight="bold" fo:background-color="#f8f8f8" style:font-size-asian="11pt" style:font-weight-asian="bold"/>
    </style:style>
    <style:style style:name="BuiltInTok" style:family="text" style:parent-style-name="Verbatim_20_Char">
      <style:text-properties style:font-name="Consolas" fo:font-family="Consolas" style:font-family-generic="roman" style:font-pitch="variable" fo:font-size="11pt" fo:background-color="#f8f8f8" style:font-size-asian="11pt"/>
    </style:style>
    <style:style style:name="ExtensionTok" style:family="text" style:parent-style-name="Verbatim_20_Char">
      <style:text-properties style:font-name="Consolas" fo:font-family="Consolas" style:font-family-generic="roman" style:font-pitch="variable" fo:font-size="11pt" fo:background-color="#f8f8f8" style:font-size-asian="11pt"/>
    </style:style>
    <style:style style:name="PreprocessorTok" style:family="text" style:parent-style-name="Verbatim_20_Char">
      <style:text-properties fo:color="#8f5902" loext:opacity="100%" style:font-name="Consolas" fo:font-family="Consolas" style:font-family-generic="roman" style:font-pitch="variable" fo:font-size="11pt" fo:font-style="italic" fo:background-color="#f8f8f8" style:font-size-asian="11pt" style:font-style-asian="italic"/>
    </style:style>
    <style:style style:name="AttributeTok" style:family="text" style:parent-style-name="Verbatim_20_Char">
      <style:text-properties fo:color="#204a87" loext:opacity="100%" style:font-name="Consolas" fo:font-family="Consolas" style:font-family-generic="roman" style:font-pitch="variable" fo:font-size="11pt" fo:background-color="#f8f8f8" style:font-size-asian="11pt"/>
    </style:style>
    <style:style style:name="RegionMarkerTok" style:family="text" style:parent-style-name="Verbatim_20_Char">
      <style:text-properties style:font-name="Consolas" fo:font-family="Consolas" style:font-family-generic="roman" style:font-pitch="variable" fo:font-size="11pt" fo:background-color="#f8f8f8" style:font-size-asian="11pt"/>
    </style:style>
    <style:style style:name="InformationTok" style:family="text" style:parent-style-name="Verbatim_20_Char">
      <style:text-properties fo:color="#8f5902" loext:opacity="100%" style:font-name="Consolas" fo:font-family="Consolas" style:font-family-generic="roman" style:font-pitch="variable" fo:font-size="11pt" fo:font-style="italic" fo:font-weight="bold" fo:background-color="#f8f8f8" style:font-size-asian="11pt" style:font-style-asian="italic" style:font-weight-asian="bold"/>
    </style:style>
    <style:style style:name="WarningTok" style:family="text" style:parent-style-name="Verbatim_20_Char">
      <style:text-properties fo:color="#8f5902" loext:opacity="100%" style:font-name="Consolas" fo:font-family="Consolas" style:font-family-generic="roman" style:font-pitch="variable" fo:font-size="11pt" fo:font-style="italic" fo:font-weight="bold" fo:background-color="#f8f8f8" style:font-size-asian="11pt" style:font-style-asian="italic" style:font-weight-asian="bold"/>
    </style:style>
    <style:style style:name="AlertTok" style:family="text" style:parent-style-name="Verbatim_20_Char">
      <style:text-properties fo:color="#ef2929" loext:opacity="100%" style:font-name="Consolas" fo:font-family="Consolas" style:font-family-generic="roman" style:font-pitch="variable" fo:font-size="11pt" fo:background-color="#f8f8f8" style:font-size-asian="11pt"/>
    </style:style>
    <style:style style:name="ErrorTok" style:family="text" style:parent-style-name="Verbatim_20_Char">
      <style:text-properties fo:color="#a40000" loext:opacity="100%" style:font-name="Consolas" fo:font-family="Consolas" style:font-family-generic="roman" style:font-pitch="variable" fo:font-size="11pt" fo:font-weight="bold" fo:background-color="#f8f8f8" style:font-size-asian="11pt" style:font-weight-asian="bold"/>
    </style:style>
    <style:style style:name="NormalTok" style:family="text" style:parent-style-name="Verbatim_20_Char">
      <style:text-properties style:font-name="Consolas" fo:font-family="Consolas" style:font-family-generic="roman" style:font-pitch="variable" fo:font-size="11pt" fo:background-color="#f8f8f8" style:font-size-asian="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2294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PM normalization sheet</dc:title>
    <dc:creator>Clement</dc:creator>
    <meta:editing-cycles>4</meta:editing-cycles>
    <meta:creation-date>2025-03-27T19:20:00</meta:creation-date>
    <dc:date>2025-03-28T10:39:00</dc:date>
    <meta:editing-duration>PT12M</meta:editing-duration>
    <meta:generator>LibreOffice/7.3.7.2$Linux_X86_64 LibreOffice_project/30$Build-2</meta:generator>
    <meta:document-statistic meta:table-count="0" meta:image-count="0" meta:object-count="0" meta:page-count="2" meta:paragraph-count="22" meta:word-count="305" meta:character-count="2210" meta:non-whitespace-character-count="1916"/>
    <meta:user-defined meta:name="AppVersion">16.0000</meta:user-defined>
    <meta:user-defined meta:name="date">2025-03-25</meta:user-defined>
    <meta:user-defined meta:name="output">word_document</meta:user-defined>
    <meta:template xlink:type="simple" xlink:actuate="onRequest" xlink:title="Normal.dotm" xlink:href=""/>
  </office:meta>
</office:document-meta>
</file>